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" manifest:full-path="Object 1/Pictures/20000011000000DD000000DDBF003754.svm"/>
  <manifest:file-entry manifest:media-type="" manifest:full-path="Object 1/Pictures/20000011000000DF000000DF11D2C6E8.svm"/>
  <manifest:file-entry manifest:media-type="" manifest:full-path="Object 1/Pictures/20000011000000DD000000DDB1B86C7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657in" svg:height="3.5453in" svg:x="0.813in" svg:y="4.2665in">
            <draw:object draw:notify-on-update-of-ranges="Sheet1.A1:Sheet1.A1 Sheet1.A2:Sheet1.A22 Sheet1.C1:Sheet1.C1 Sheet1.C2:Sheet1.C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ruby-savgol</text:p>
          </table:table-cell>
          <table:table-cell office:value-type="string">
            <text:p>numpy-savgo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99999972532435">
            <text:p>0.99999997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00000001158577">
            <text:p>2.000000011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12857143056551">
            <text:p>3.1285714306</text:p>
          </table:table-cell>
          <table:table-cell office:value-type="float" office:value="3.12857143">
            <text:p>3.128571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5714286730886">
            <text:p>3.5714286731</text:p>
          </table:table-cell>
          <table:table-cell office:value-type="float" office:value="3.57142857">
            <text:p>3.57142857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27142861430679">
            <text:p>4.2714286143</text:p>
          </table:table-cell>
          <table:table-cell office:value-type="float" office:value="4.27142857">
            <text:p>4.2714285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12571440881607">
            <text:p>4.1257144088</text:p>
          </table:table-cell>
          <table:table-cell office:value-type="float" office:value="4.12571429">
            <text:p>4.1257142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36857157677196">
            <text:p>3.3685715768</text:p>
          </table:table-cell>
          <table:table-cell office:value-type="float" office:value="3.36857143">
            <text:p>3.3685714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.69714299673117">
            <text:p>2.6971429967</text:p>
          </table:table-cell>
          <table:table-cell office:value-type="float" office:value="2.69714286">
            <text:p>2.6971428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04000008450203">
            <text:p>2.0400000845</text:p>
          </table:table-cell>
          <table:table-cell office:value-type="float" office:value="2.04">
            <text:p>2.0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25714472499646">
            <text:p>0.3257144725</text:p>
          </table:table-cell>
          <table:table-cell office:value-type="float" office:value="0.32571429">
            <text:p>0.32571429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0.0571427386626666">
            <text:p>-0.0571427387</text:p>
          </table:table-cell>
          <table:table-cell office:value-type="float" office:value="-0.05714286">
            <text:p>-0.0571428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99999926468094">
            <text:p>0.799999926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14285534607079">
            <text:p>0.5142855346</text:p>
          </table:table-cell>
          <table:table-cell office:value-type="float" office:value="0.51428571">
            <text:p>0.51428571</text:p>
          </table:table-cell>
        </table:table-row>
        <table:table-row table:style-name="ro2">
          <table:table-cell office:value-type="float" office:value="-2">
            <text:p>-2</text:p>
          </table:table-cell>
          <table:table-cell office:value-type="float" office:value="-2.17142855175508">
            <text:p>-2.1714285518</text:p>
          </table:table-cell>
          <table:table-cell office:value-type="float" office:value="-2.17142857">
            <text:p>-2.17142857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-5.25714277918483">
            <text:p>-5.2571427792</text:p>
          </table:table-cell>
          <table:table-cell office:value-type="float" office:value="-5.25714286">
            <text:p>-5.25714286</text:p>
          </table:table-cell>
        </table:table-row>
        <table:table-row table:style-name="ro2">
          <table:table-cell office:value-type="float" office:value="-8">
            <text:p>-8</text:p>
          </table:table-cell>
          <table:table-cell office:value-type="float" office:value="-7.6571426992402">
            <text:p>-7.6571426992</text:p>
          </table:table-cell>
          <table:table-cell office:value-type="float" office:value="-7.65714286">
            <text:p>-7.65714286</text:p>
          </table:table-cell>
        </table:table-row>
        <table:table-row table:style-name="ro2">
          <table:table-cell office:value-type="float" office:value="-7">
            <text:p>-7</text:p>
          </table:table-cell>
          <table:table-cell office:value-type="float" office:value="-6.40000007190543">
            <text:p>-6.4000000719</text:p>
          </table:table-cell>
          <table:table-cell office:value-type="float" office:value="-6.4">
            <text:p>-6.4</text:p>
          </table:table-cell>
        </table:table-row>
        <table:table-row table:style-name="ro2">
          <table:table-cell office:value-type="float" office:value="-2">
            <text:p>-2</text:p>
          </table:table-cell>
          <table:table-cell office:value-type="float" office:value="-2.77142889612237">
            <text:p>-2.7714288961</text:p>
          </table:table-cell>
          <table:table-cell office:value-type="float" office:value="-2.77142857">
            <text:p>-2.7714285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71428202520851">
            <text:p>0.1714282025</text:p>
          </table:table-cell>
          <table:table-cell office:value-type="float" office:value="0.17142857">
            <text:p>0.1714285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4285595498423">
            <text:p>0.9142855955</text:p>
          </table:table-cell>
          <table:table-cell office:value-type="float" office:value="0.91428571">
            <text:p>0.9142857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00000001542528">
            <text:p>1.0000000154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11:30:14</meta:creation-date>
    <dc:date>2012-06-21T14:07:23</dc:date>
    <meta:editing-duration>PT21M49S</meta:editing-duration>
    <meta:editing-cycles>1</meta:editing-cycles>
    <meta:document-statistic meta:table-count="3" meta:cell-count="6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svg:stroke-width="0.025cm" svg:stroke-color="#808080" draw:fill-color="#80808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>
        <chart:symbol-image xlink:href="Pictures/20000011000000DD000000DDBF003754.svm" xlink:type="simple" xlink:actuate="onLoad"/>
      </style:chart-properties>
      <style:graphic-properties svg:stroke-width="0.127cm" svg:stroke-color="#579d1c" svg:stroke-opacity="50%" draw:fill-color="#579d1c" draw:opacity="50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>
        <chart:symbol-image xlink:href="Pictures/20000011000000DF000000DF11D2C6E8.svm" xlink:type="simple" xlink:actuate="onLoad"/>
      </style:chart-properties>
      <style:graphic-properties svg:stroke-width="0.051cm" svg:stroke-color="#0000ff" svg:stroke-opacity="40%" draw:fill-color="#0000ff" draw:opacity="4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3cm" svg:height="9.006cm" xlink:href=".." xlink:type="simple" chart:class="chart:line" chart:column-mapping="0 2 1" chart:style-name="ch1">
        <chart:legend svg:x="1.916cm" svg:y="5.057cm" style:legend-expansion="custom" chartooo:width="3.718cm" chartooo:height="2.254cm" style:legend-expansion-aspect-ratio="1.64951197870453" chart:style-name="ch2"/>
        <chart:plot-area chart:style-name="ch3" table:cell-range-address="Sheet1.A1:Sheet1.C22" chart:data-source-has-labels="row" svg:x="0.297cm" svg:y="0.277cm" svg:width="12.953cm" svg:height="8.323cm">
          <chartooo:coordinate-region svg:x="1.024cm" svg:y="0.476cm" svg:width="12.226cm" svg:height="7.925cm"/>
          <chart:axis chart:dimension="x" chart:name="primary-x" chart:style-name="ch4"/>
          <chart:axis chart:dimension="y" chart:name="primary-y" chart:style-name="ch5"/>
          <chart:series chart:style-name="ch6" chart:values-cell-range-address="Sheet1.A2:Sheet1.A22" chart:label-cell-address="Sheet1.A1:Sheet1.A1" chart:class="chart:line">
            <chart:data-point chart:repeated="21"/>
          </chart:series>
          <chart:series chart:style-name="ch7" chart:values-cell-range-address="Sheet1.C2:Sheet1.C22" chart:label-cell-address="Sheet1.C1:Sheet1.C1" chart:class="chart:line">
            <chart:data-point chart:repeated="21"/>
          </chart:series>
          <chart:series chart:style-name="ch8" chart:values-cell-range-address="Sheet1.B2:Sheet1.B22" chart:label-cell-address="Sheet1.B1:Sheet1.B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A1:Sheet1.A1</svg:desc>
                </draw:g>
              </table:table-cell>
              <table:table-cell office:value-type="string">
                <text:p>numpy-savgol</text:p>
                <draw:g>
                  <svg:desc>Sheet1.C1:Sheet1.C1</svg:desc>
                </draw:g>
              </table:table-cell>
              <table:table-cell office:value-type="string">
                <text:p>ruby-savgo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2</svg:desc>
                </draw:g>
              </table:table-cell>
              <table:table-cell office:value-type="float" office:value="1">
                <text:p>1</text:p>
                <draw:g>
                  <svg:desc>Sheet1.C2:Sheet1.C22</svg:desc>
                </draw:g>
              </table:table-cell>
              <table:table-cell office:value-type="float" office:value="0.999999972532435">
                <text:p>0.999999972532435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0000001158577">
                <text:p>2.00000001158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857143">
                <text:p>3.12857143</text:p>
              </table:table-cell>
              <table:table-cell office:value-type="float" office:value="3.12857143056551">
                <text:p>3.12857143056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7142857">
                <text:p>3.57142857</text:p>
              </table:table-cell>
              <table:table-cell office:value-type="float" office:value="3.5714286730886">
                <text:p>3.5714286730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.27142857">
                <text:p>4.27142857</text:p>
              </table:table-cell>
              <table:table-cell office:value-type="float" office:value="4.27142861430679">
                <text:p>4.2714286143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12571429">
                <text:p>4.12571429</text:p>
              </table:table-cell>
              <table:table-cell office:value-type="float" office:value="4.12571440881607">
                <text:p>4.12571440881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36857143">
                <text:p>3.36857143</text:p>
              </table:table-cell>
              <table:table-cell office:value-type="float" office:value="3.36857157677196">
                <text:p>3.36857157677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2.69714286">
                <text:p>2.69714286</text:p>
              </table:table-cell>
              <table:table-cell office:value-type="float" office:value="2.69714299673117">
                <text:p>2.69714299673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2.04000008450203">
                <text:p>2.0400000845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2571429">
                <text:p>0.32571429</text:p>
              </table:table-cell>
              <table:table-cell office:value-type="float" office:value="0.325714472499646">
                <text:p>0.325714472499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05714286">
                <text:p>-0.05714286</text:p>
              </table:table-cell>
              <table:table-cell office:value-type="float" office:value="-0.0571427386626666">
                <text:p>-0.057142738662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799999926468094">
                <text:p>0.799999926468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51428571">
                <text:p>0.51428571</text:p>
              </table:table-cell>
              <table:table-cell office:value-type="float" office:value="0.514285534607079">
                <text:p>0.514285534607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-2.17142857">
                <text:p>-2.17142857</text:p>
              </table:table-cell>
              <table:table-cell office:value-type="float" office:value="-2.17142855175508">
                <text:p>-2.17142855175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5.25714286">
                <text:p>-5.25714286</text:p>
              </table:table-cell>
              <table:table-cell office:value-type="float" office:value="-5.25714277918483">
                <text:p>-5.25714277918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7.65714286">
                <text:p>-7.65714286</text:p>
              </table:table-cell>
              <table:table-cell office:value-type="float" office:value="-7.6571426992402">
                <text:p>-7.6571426992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">
                <text:p>-7</text:p>
              </table:table-cell>
              <table:table-cell office:value-type="float" office:value="-6.4">
                <text:p>-6.4</text:p>
              </table:table-cell>
              <table:table-cell office:value-type="float" office:value="-6.40000007190543">
                <text:p>-6.4000000719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-2.77142857">
                <text:p>-2.77142857</text:p>
              </table:table-cell>
              <table:table-cell office:value-type="float" office:value="-2.77142889612237">
                <text:p>-2.77142889612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17142857">
                <text:p>0.17142857</text:p>
              </table:table-cell>
              <table:table-cell office:value-type="float" office:value="0.171428202520851">
                <text:p>0.17142820252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91428571">
                <text:p>0.91428571</text:p>
              </table:table-cell>
              <table:table-cell office:value-type="float" office:value="0.914285595498423">
                <text:p>0.914285595498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1542528">
                <text:p>1.0000000154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